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b2793" officeooo:paragraph-rsid="00ab2793" fo:background-color="transparent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b2793" officeooo:paragraph-rsid="00ab2793" fo:background-color="#ffff00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T1" style:family="text">
      <style:text-properties officeooo:rsid="00afd7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$ </text:span>git clone git://git.buildroot.net/buildroot -b 2020.02.9</text:p>
      <text:p text:style-name="P4">$ cd buildro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1T18:43:10.955491001</dc:date>
    <meta:editing-duration>PT12H25M2S</meta:editing-duration>
    <meta:editing-cycles>132</meta:editing-cycles>
    <meta:document-statistic meta:table-count="0" meta:image-count="0" meta:object-count="0" meta:page-count="1" meta:paragraph-count="2" meta:word-count="9" meta:character-count="72" meta:non-whitespace-character-count="65"/>
  </office:meta>
</office:document-meta>
</file>